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0b6" officeooo:paragraph-rsid="001980b6"/>
    </style:style>
    <style:style style:name="P2" style:family="paragraph" style:parent-style-name="Standard">
      <style:text-properties style:text-line-through-style="none" style:text-line-through-type="none" style:text-underline-style="none" officeooo:rsid="001980b6" officeooo:paragraph-rsid="001980b6"/>
    </style:style>
    <style:style style:name="T1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LTICOLUM.</text:p>
      <text:p text:style-name="P1">Para crear varias columnas en el Div.</text:p>
      <text:p text:style-name="P2">Webkit column count- numero de columnas.</text:p>
      <text:p text:style-name="P2">Webkit column gap <text:s text:c="2"/>espacio entre columnas</text:p>
      <text:p text:style-name="P2">-----Si aplicamos la opción MAX-Width 100% a una imagen se adaptará al tamaño de columna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5:41:25.347000000</meta:creation-date>
    <dc:date>2022-11-08T17:37:11.732000000</dc:date>
    <meta:editing-duration>PT1H45M36S</meta:editing-duration>
    <meta:editing-cycles>1</meta:editing-cycles>
    <meta:document-statistic meta:table-count="0" meta:image-count="0" meta:object-count="0" meta:page-count="1" meta:paragraph-count="5" meta:word-count="36" meta:character-count="219" meta:non-whitespace-character-count="187"/>
    <meta:generator>LibreOffice/7.3.4.2$Windows_X86_64 LibreOffice_project/728fec16bd5f605073805c3c9e7c4212a0120dc5</meta:generator>
  </office:meta>
</office:document-meta>
</file>